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text-properties fo:color="#23ff23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storage allocation</presentation:footer-decl>
      <presentation:footer-decl presentation:name="ftr2">CMPTxxxx</presentation:footer-decl>
      <presentation:date-time-decl presentation:name="dtd1" presentation:source="fixed">23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Storage allocation options:<text:line-break/><text:tab/>extern, auto, static, etc.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3 January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last time</text:p>
          </draw:text-box>
        </draw:frame>
        <draw:frame presentation:style-name="pr5" draw:text-style-name="P3" draw:layer="layout" svg:width="25.199cm" svg:height="14.29cm" svg:x="1.4cm" svg:y="4.507cm" presentation:class="outline" presentation:user-transformed="true">
          <draw:text-box>
            <text:list text:style-name="L2">
              <text:list-item>
                <text:p text:style-name="P1">&lt;string&gt;</text:p>
              </text:list-item>
              <text:list-item>
                <text:p text:style-name="P1">&lt;fstream&gt;, ifstream, getline(), ofstream</text:p>
              </text:list-item>
              <text:list-item>
                <text:p text:style-name="P1">&lt;vector&gt;</text:p>
                <text:p text:style-name="P1"/>
              </text:list-item>
              <text:list-item>
                <text:p text:style-name="P1">Addendum: pre-increment / post-increment</text:p>
                <text:list>
                  <text:list-item>
                    <text:p>i++ returns the value of I first, then increments</text:p>
                  </text:list-item>
                  <text:list-item>
                    <text:p>++i increments first, then returns the new value of I</text:p>
                    <text:list>
                      <text:list-item>
                        <text:p>i=5; cout &lt;&lt; ++i;<text:tab/><text:tab/>// prints 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orage flags for variable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When declaring a variable in C++, we have several optional flags/modifiers we can apply:</text:p>
              </text:list-item>
              <text:list-item>
                <text:p>extern</text:p>
              </text:list-item>
              <text:list-item>
                <text:p>auto</text:p>
              </text:list-item>
              <text:list-item>
                <text:p>static</text:p>
              </text:list-item>
              <text:list-item>
                <text:p>register</text:p>
              </text:list-item>
              <text:list-item>
                <text:p>const vs. volati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Global variable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Global entities (variables, functions) are available to all parts of the program</text:p>
                <text:list>
                  <text:list-item>
                    <text:p>Even code linked in from other files</text:p>
                  </text:list-item>
                </text:list>
              </text:list-item>
              <text:list-item>
                <text:p>Anything declared in the top level of the file (outside any function or class) is global</text:p>
              </text:list-item>
              <text:list-item>
                <text:p>A global object can be accessed by another file, but that file still needs a declaration so the compiler knows that the global object exists</text:p>
                <text:list>
                  <text:list-item>
                    <text:p>Use extern to indicate the object is allocated elsewher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Memory allocation and linkage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Every global variable in the program must have its memory allocated exactly once</text:p>
              </text:list-item>
              <text:list-item>
                <text:p>If multiple files within the program want to access the global variable, it should be allocated in only one of those files</text:p>
                <text:list>
                  <text:list-item>
                    <text:p>The other files declare it extern to tell the compiler that it will be allocated elsewhere</text:p>
                  </text:list-item>
                </text:list>
              </text:list-item>
              <text:list-item>
                <text:p>The linker assembles all the object files and connects all the references to the global variab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xtern: sample usage</text:p>
          </draw:text-box>
        </draw:frame>
        <draw:frame presentation:style-name="pr8" draw:text-style-name="P5" draw:layer="layout" svg:width="25.199cm" svg:height="14.46cm" svg:x="1.4cm" svg:y="4.507cm" presentation:class="outline" presentation:user-transformed="true">
          <draw:text-box>
            <text:list text:style-name="L2">
              <text:list-item>
                <text:p>File global1.cpp:</text:p>
                <text:list>
                  <text:list-item>
                    <text:p>int globalApples;</text:p>
                  </text:list-item>
                  <text:list-item>
                    <text:p>void multApples();<text:tab/>// declaration only</text:p>
                  </text:list-item>
                  <text:list-item>
                    <text:p>void main() {</text:p>
                    <text:list>
                      <text:list-item>
                        <text:p><text:span text:style-name="T1">globalApples = 5;</text:span></text:p>
                      </text:list-item>
                      <text:list-item>
                        <text:p><text:span text:style-name="T1">multApples(); }</text:span></text:p>
                      </text:list-item>
                    </text:list>
                  </text:list-item>
                </text:list>
              </text:list-item>
              <text:list-item>
                <text:p>File apples.cpp:</text:p>
                <text:list>
                  <text:list-item>
                    <text:p>extern int globalApples;<text:tab/>// in global1.cpp</text:p>
                  </text:list-item>
                  <text:list-item>
                    <text:p>void multApples() {</text:p>
                    <text:list>
                      <text:list-item>
                        <text:p><text:span text:style-name="T1">globalApples *= 2;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auto: local variable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Anything declared inside a function or class is local to that function or class</text:p>
                <text:list>
                  <text:list-item>
                    <text:p>Scope rules: where the entity is accessible</text:p>
                  </text:list-item>
                </text:list>
              </text:list-item>
              <text:list-item>
                <text:p>The keyword auto also indicates a variable needs to be local in scope</text:p>
                <text:list>
                  <text:list-item>
                    <text:p>Don't usually need to use auto; it's default</text:p>
                    <text:list>
                      <text:list-item>
                        <text:p><text:span text:style-name="T1">void getInput() {</text:span></text:p>
                        <text:list>
                          <text:list-item>
                            <text:p><text:span text:style-name="T1">auto string myInput;</text:span></text:p>
                          </text:list-item>
                          <text:list-item>
                            <text:p><text:span text:style-name="T1">cin &gt;&gt; myInput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gister: fast acces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Registers are hardware memory very close to the CPU, very fast access but very limited space</text:p>
              </text:list-item>
              <text:list-item>
                <text:p>The register keyword asks the compiler to make access to this variable as fast as possible</text:p>
                <text:list>
                  <text:list-item>
                    <text:list>
                      <text:list-item>
                        <text:p>register int criticalApples;</text:p>
                      </text:list-item>
                    </text:list>
                  </text:list-item>
                  <text:list-item>
                    <text:p>Cannot use pointers with registers</text:p>
                  </text:list-item>
                  <text:list-item>
                    <text:p>Cannot be global or static</text:p>
                  </text:list-item>
                </text:list>
              </text:list-item>
              <text:list-item>
                <text:p>Generally, the compiler does a good job of placing your variables in memory, so register is not neede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atic: persistent data</text:p>
          </draw:text-box>
        </draw:frame>
        <draw:frame presentation:style-name="pr8" draw:layer="layout" svg:width="25.199cm" svg:height="14.177cm" svg:x="1.4cm" svg:y="4.507cm" presentation:class="outline" presentation:user-transformed="true">
          <draw:text-box>
            <text:list text:style-name="L2">
              <text:list-item>
                <text:p>Usually, local variables in a function are deallocated when the function finishes</text:p>
              </text:list-item>
              <text:list-item>
                <text:p>static: the variable stays around; keeps its old value from the last time the function was run</text:p>
                <text:list>
                  <text:list-item>
                    <text:p>Initialization is done only the first time</text:p>
                    <text:list>
                      <text:list-item>
                        <text:p>void incCounter() {</text:p>
                        <text:list>
                          <text:list-item>
                            <text:p>static int i = 0;</text:p>
                          </text:list-item>
                          <text:list-item>
                            <text:p>cout &lt;&lt; “i = “ &lt;&lt; ++i &lt;&lt; endl; }</text:p>
                          </text:list-item>
                        </text:list>
                      </text:list-item>
                    </text:list>
                  </text:list-item>
                  <text:list-item>
                    <text:p>Each call to incCounter() adds one to i</text:p>
                  </text:list-item>
                  <text:list-item>
                    <text:p>i is still only accessible from inside incCounter() (not global!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atic: file scope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static has a second meaning, when applied to a function or to a global variable:</text:p>
                <text:list>
                  <text:list-item>
                    <text:p>File scope: this name is unavailable outside this file</text:p>
                  </text:list-item>
                </text:list>
              </text:list-item>
              <text:list-item>
                <text:p>If we changed the preceding example to declare globalApples static:</text:p>
                <text:list>
                  <text:list-item>
                    <text:p>File global1.cpp:</text:p>
                    <text:list>
                      <text:list-item>
                        <text:p><text:span text:style-name="T1">static int globalApples;</text:span></text:p>
                      </text:list-item>
                    </text:list>
                  </text:list-item>
                  <text:list-item>
                    <text:p>File apples.cpp:</text:p>
                    <text:list>
                      <text:list-item>
                        <text:p><text:span text:style-name="T1">extern int globalApples;</text:span><text:span text:style-name="T1"><text:tab/></text:span><text:span text:style-name="T1">// fails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onst and volatile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In C++ the compiler can enforce constants:</text:p>
                <text:list>
                  <text:list-item>
                    <text:list>
                      <text:list-item>
                        <text:p>const int numApples = 10;</text:p>
                      </text:list-item>
                    </text:list>
                  </text:list-item>
                  <text:list-item>
                    <text:p>Must initialize in the declaration</text:p>
                  </text:list-item>
                  <text:list-item>
                    <text:p>Tags the variable as unchangeable</text:p>
                  </text:list-item>
                </text:list>
              </text:list-item>
              <text:list-item>
                <text:p>The volatile keyword hints to the compiler that this variable may change quite often</text:p>
                <text:list>
                  <text:list-item>
                    <text:list>
                      <text:list-item>
                        <text:p>volatile int myMood;</text:p>
                      </text:list-item>
                    </text:list>
                  </text:list-item>
                  <text:list-item>
                    <text:p>Compiler does optimizations accordingl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8-01-21T15:22:04</meta:creation-date>
    <dc:date>2009-01-23T14:35:16</dc:date>
    <meta:editing-cycles>8</meta:editing-cycles>
    <meta:editing-duration>PT02H24M28S</meta:editing-duration>
    <meta:document-statistic meta:object-count="201"/>
    <meta:user-defined meta:name="Info 1"/>
    <meta:user-defined meta:name="Info 2"/>
    <meta:user-defined meta:name="Info 3"/>
    <meta:user-defined meta:name="Info 4"/>
  </office:meta>
</office:document-meta>
</file>